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solid" svg:stroke-width="0.159cm" svg:stroke-color="#3333cc" draw:marker-start="msArrowEnd_20_5" draw:marker-start-width="0.477cm" draw:marker-start-center="false" draw:marker-end="_35_" draw:marker-end-width="0.477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159cm" svg:stroke-color="#d2d2f4" draw:marker-start="msArrowEnd_20_5" draw:marker-start-width="0.477cm" draw:marker-start-center="false" draw:marker-end="_35_" draw:marker-end-width="0.477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159cm" svg:stroke-color="#d6d6f5" draw:marker-start="msArrowEnd_20_5" draw:marker-start-width="0.477cm" draw:marker-start-center="false" draw:marker-end="_35_" draw:marker-end-width="0.477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align="end" fo:text-indent="0cm" style:line-break="strict"/>
    </style:style>
    <style:style style:name="T1" style:family="text">
      <style:text-properties fo:color="#3333cc" fo:font-size="28pt" fo:language="en" fo:country="CA" fo:font-weight="bold" style:font-size-asian="28pt" style:font-weight-asian="bold" style:font-size-complex="28pt" style:font-weight-complex="bold"/>
    </style:style>
    <style:style style:name="T2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3" style:family="text">
      <style:text-properties fo:color="#d2d2f4" fo:font-size="28pt" fo:language="en" fo:country="CA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office:forms form:automatic-focus="false" form:apply-design-mode="false"/>
        <draw:custom-shape draw:name="TextBox 12" draw:style-name="gr1" draw:text-style-name="P2" draw:layer="layout" svg:width="8.939cm" svg:height="1.363cm" svg:x="15.747cm" svg:y="3.272cm">
          <text:list text:style-name="L1">
            <text:list-header>
              <text:p text:style-name="P1"><text:span text:style-name="T1">iteration + releas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9">
          <draw:custom-shape draw:name="Arc 40" draw:style-name="gr2" draw:text-style-name="P2" draw:layer="layout" svg:width="17.979cm" svg:height="14.332cm" svg:x="1.358cm" svg:y="4.008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41" draw:style-name="gr2" draw:text-style-name="P2" draw:layer="layout" svg:width="8.992cm" svg:height="14.332cm" svg:x="10.345cm" svg:y="4.008cm">
            <text:p/>
            <draw:enhanced-geometry svg:viewBox="0 0 903571 1440176" draw:extrusion-allowed="true" draw:glue-points="451785 0 903571 720088" draw:glue-point-type="451785 0 903571 720088" draw:mirror-vertical="true" draw:type="non-primitive" draw:enhanced-path="M 451785 0 S C 701300 0 903571 322394 903571 720088 L 451786 720088 C 451786 480059 451785 240029 451785 0 Z N M 451785 0 F C 701300 0 903571 322394 903571 720088 N"/>
          </draw:custom-shape>
          <draw:custom-shape draw:name="Arc 42" draw:style-name="gr2" draw:text-style-name="P2" draw:layer="layout" svg:width="14.332cm" svg:height="17.979cm" draw:transform="rotate (1.5707963267949) translate (1.358cm 18.34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43" draw:style-name="gr2" draw:text-style-name="P2" draw:layer="layout" svg:width="8.987cm" svg:height="14.332cm" svg:x="1.356cm" svg:y="4.008cm">
            <text:p/>
            <draw:enhanced-geometry svg:viewBox="0 0 903128 1440176" draw:extrusion-allowed="true" draw:glue-points="451564 0 903128 720088" draw:glue-point-type="451564 0 903128 720088" draw:mirror-horizontal="true" draw:mirror-vertical="true" draw:type="non-primitive" draw:enhanced-path="M 451564 0 S C 700956 0 903128 322394 903128 720088 L 451564 720088 L 451564 0 Z N M 451564 0 F C 700956 0 903128 322394 903128 720088 N"/>
          </draw:custom-shape>
        </draw:g>
        <presentation:notes draw:style-name="dp2" presentation:use-date-time-name="dtd1">
          <draw:custom-shape draw:name="Rectangle 6" draw:style-name="gr3" draw:text-style-name="P2" draw:layer="layout" svg:width="9.367cm" svg:height="1.394cm" svg:x="12.219cm" svg:y="26.542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2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" draw:style-name="dp1" draw:master-page-name="Default" presentation:use-date-time-name="dtd1">
        <draw:g draw:name="Group 33">
          <draw:custom-shape draw:name="Arc 34" draw:style-name="gr2" draw:text-style-name="P2" draw:layer="layout" svg:width="14.442cm" svg:height="11.509cm" svg:x="3.126cm" svg:y="6.831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35" draw:style-name="gr2" draw:text-style-name="P2" draw:layer="layout" svg:width="7.223cm" svg:height="11.509cm" svg:x="10.345cm" svg:y="6.829cm">
            <text:p/>
            <draw:enhanced-geometry svg:viewBox="0 0 903625 1440176" draw:extrusion-allowed="true" draw:glue-points="451812 0 903625 720088" draw:glue-point-type="451812 0 903625 720088" draw:mirror-vertical="true" draw:type="non-primitive" draw:enhanced-path="M 451812 0 S C 701341 0 903625 322394 903625 720088 L 451813 720088 C 451813 480059 451812 240029 451812 0 Z N M 451812 0 F C 701341 0 903625 322394 903625 720088 N"/>
          </draw:custom-shape>
          <draw:custom-shape draw:name="Arc 36" draw:style-name="gr2" draw:text-style-name="P2" draw:layer="layout" svg:width="11.509cm" svg:height="14.442cm" draw:transform="rotate (1.5707963267949) translate (3.126cm 18.339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37" draw:style-name="gr2" draw:text-style-name="P2" draw:layer="layout" svg:width="7.219cm" svg:height="11.509cm" svg:x="3.124cm" svg:y="6.829cm">
            <text:p/>
            <draw:enhanced-geometry svg:viewBox="0 0 903074 1440176" draw:extrusion-allowed="true" draw:glue-points="451537 0 903074 720088" draw:glue-point-type="451537 0 903074 720088" draw:mirror-horizontal="true" draw:mirror-vertical="true" draw:type="non-primitive" draw:enhanced-path="M 451537 0 S C 700914 0 903074 322394 903074 720088 L 451537 720088 L 451537 0 Z N M 451537 0 F C 700914 0 903074 322394 903074 720088 N"/>
          </draw:custom-shape>
        </draw:g>
        <draw:custom-shape draw:name="TextBox 12" draw:style-name="gr1" draw:text-style-name="P2" draw:layer="layout" svg:width="8.939cm" svg:height="1.363cm" svg:x="15.747cm" svg:y="3.272cm">
          <text:list text:style-name="L1">
            <text:list-header>
              <text:p text:style-name="P1"><text:span text:style-name="T3">iteration + releas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9">
          <draw:custom-shape draw:name="Arc 40" draw:style-name="gr4" draw:text-style-name="P2" draw:layer="layout" svg:width="17.979cm" svg:height="14.332cm" svg:x="1.358cm" svg:y="4.008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41" draw:style-name="gr4" draw:text-style-name="P2" draw:layer="layout" svg:width="8.992cm" svg:height="14.332cm" svg:x="10.345cm" svg:y="4.008cm">
            <text:p/>
            <draw:enhanced-geometry svg:viewBox="0 0 903571 1440176" draw:extrusion-allowed="true" draw:glue-points="451785 0 903571 720088" draw:glue-point-type="451785 0 903571 720088" draw:mirror-vertical="true" draw:type="non-primitive" draw:enhanced-path="M 451785 0 S C 701300 0 903571 322394 903571 720088 L 451786 720088 C 451786 480059 451785 240029 451785 0 Z N M 451785 0 F C 701300 0 903571 322394 903571 720088 N"/>
          </draw:custom-shape>
          <draw:custom-shape draw:name="Arc 42" draw:style-name="gr4" draw:text-style-name="P2" draw:layer="layout" svg:width="14.332cm" svg:height="17.979cm" draw:transform="rotate (1.5707963267949) translate (1.358cm 18.34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43" draw:style-name="gr4" draw:text-style-name="P2" draw:layer="layout" svg:width="8.987cm" svg:height="14.332cm" svg:x="1.356cm" svg:y="4.008cm">
            <text:p/>
            <draw:enhanced-geometry svg:viewBox="0 0 903128 1440176" draw:extrusion-allowed="true" draw:glue-points="451564 0 903128 720088" draw:glue-point-type="451564 0 903128 720088" draw:mirror-horizontal="true" draw:mirror-vertical="true" draw:type="non-primitive" draw:enhanced-path="M 451564 0 S C 700956 0 903128 322394 903128 720088 L 451564 720088 L 451564 0 Z N M 451564 0 F C 700956 0 903128 322394 903128 720088 N"/>
          </draw:custom-shape>
        </draw:g>
        <draw:custom-shape draw:name="TextBox 46" draw:style-name="gr1" draw:text-style-name="P2" draw:layer="layout" svg:width="8.727cm" svg:height="1.363cm" svg:x="14.539cm" svg:y="6.249cm">
          <text:list text:style-name="L1">
            <text:list-header>
              <text:p text:style-name="P1"><text:span text:style-name="T1">stand-up mee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6" draw:style-name="gr3" draw:text-style-name="P2" draw:layer="layout" svg:width="9.367cm" svg:height="1.394cm" svg:x="12.219cm" svg:y="26.542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1" draw:text-style-name="P2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" draw:style-name="dp1" draw:master-page-name="Default" presentation:use-date-time-name="dtd1">
        <draw:g draw:name="Group 11">
          <draw:custom-shape draw:name="Arc 8" draw:style-name="gr2" draw:text-style-name="P2" draw:layer="layout" svg:width="5.019cm" svg:height="4cm" svg:x="7.84cm" svg:y="14.34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13" draw:style-name="gr2" draw:text-style-name="P2" draw:layer="layout" svg:width="2.509cm" svg:height="4cm" svg:x="10.35cm" svg:y="14.34cm">
            <text:p/>
            <draw:enhanced-geometry svg:viewBox="0 0 903349 1440176" draw:extrusion-allowed="true" draw:glue-points="451674 0 903349 720088" draw:glue-point-type="451674 0 903349 720088" draw:mirror-vertical="true" draw:type="non-primitive" draw:enhanced-path="M 451674 0 S C 701127 0 903349 322394 903349 720088 L 451675 720088 C 451675 480059 451674 240029 451674 0 Z N M 451674 0 F C 701127 0 903349 322394 903349 720088 N"/>
          </draw:custom-shape>
          <draw:custom-shape draw:name="Arc 14" draw:style-name="gr2" draw:text-style-name="P2" draw:layer="layout" svg:width="4cm" svg:height="5.019cm" draw:transform="rotate (1.5707963267949) translate (7.84cm 18.34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15" draw:style-name="gr2" draw:text-style-name="P2" draw:layer="layout" svg:width="2.509cm" svg:height="4cm" svg:x="7.838cm" svg:y="14.34cm">
            <text:p/>
            <draw:enhanced-geometry svg:viewBox="0 0 903350 1440176" draw:extrusion-allowed="true" draw:glue-points="451675 0 903350 720088" draw:glue-point-type="451675 0 903350 720088" draw:mirror-horizontal="true" draw:mirror-vertical="true" draw:type="non-primitive" draw:enhanced-path="M 451675 0 S C 701128 0 903350 322394 903350 720088 L 451675 720088 L 451675 0 Z N M 451675 0 F C 701128 0 903350 322394 903350 720088 N"/>
          </draw:custom-shape>
        </draw:g>
        <draw:g draw:name="Group 33">
          <draw:custom-shape draw:name="Arc 34" draw:style-name="gr5" draw:text-style-name="P2" draw:layer="layout" svg:width="14.442cm" svg:height="11.509cm" svg:x="3.126cm" svg:y="6.831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35" draw:style-name="gr5" draw:text-style-name="P2" draw:layer="layout" svg:width="7.223cm" svg:height="11.509cm" svg:x="10.345cm" svg:y="6.829cm">
            <text:p/>
            <draw:enhanced-geometry svg:viewBox="0 0 903625 1440176" draw:extrusion-allowed="true" draw:glue-points="451812 0 903625 720088" draw:glue-point-type="451812 0 903625 720088" draw:mirror-vertical="true" draw:type="non-primitive" draw:enhanced-path="M 451812 0 S C 701341 0 903625 322394 903625 720088 L 451813 720088 C 451813 480059 451812 240029 451812 0 Z N M 451812 0 F C 701341 0 903625 322394 903625 720088 N"/>
          </draw:custom-shape>
          <draw:custom-shape draw:name="Arc 36" draw:style-name="gr5" draw:text-style-name="P2" draw:layer="layout" svg:width="11.509cm" svg:height="14.442cm" draw:transform="rotate (1.5707963267949) translate (3.126cm 18.339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37" draw:style-name="gr5" draw:text-style-name="P2" draw:layer="layout" svg:width="7.219cm" svg:height="11.509cm" svg:x="3.124cm" svg:y="6.829cm">
            <text:p/>
            <draw:enhanced-geometry svg:viewBox="0 0 903074 1440176" draw:extrusion-allowed="true" draw:glue-points="451537 0 903074 720088" draw:glue-point-type="451537 0 903074 720088" draw:mirror-horizontal="true" draw:mirror-vertical="true" draw:type="non-primitive" draw:enhanced-path="M 451537 0 S C 700914 0 903074 322394 903074 720088 L 451537 720088 L 451537 0 Z N M 451537 0 F C 700914 0 903074 322394 903074 720088 N"/>
          </draw:custom-shape>
        </draw:g>
        <draw:custom-shape draw:name="TextBox 12" draw:style-name="gr1" draw:text-style-name="P2" draw:layer="layout" svg:width="8.939cm" svg:height="1.363cm" svg:x="15.747cm" svg:y="3.272cm">
          <text:list text:style-name="L1">
            <text:list-header>
              <text:p text:style-name="P1"><text:span text:style-name="T3">iteration + releas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9">
          <draw:custom-shape draw:name="Arc 40" draw:style-name="gr5" draw:text-style-name="P2" draw:layer="layout" svg:width="17.979cm" svg:height="14.332cm" svg:x="1.358cm" svg:y="4.008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41" draw:style-name="gr5" draw:text-style-name="P2" draw:layer="layout" svg:width="8.992cm" svg:height="14.332cm" svg:x="10.345cm" svg:y="4.008cm">
            <text:p/>
            <draw:enhanced-geometry svg:viewBox="0 0 903571 1440176" draw:extrusion-allowed="true" draw:glue-points="451785 0 903571 720088" draw:glue-point-type="451785 0 903571 720088" draw:mirror-vertical="true" draw:type="non-primitive" draw:enhanced-path="M 451785 0 S C 701300 0 903571 322394 903571 720088 L 451786 720088 C 451786 480059 451785 240029 451785 0 Z N M 451785 0 F C 701300 0 903571 322394 903571 720088 N"/>
          </draw:custom-shape>
          <draw:custom-shape draw:name="Arc 42" draw:style-name="gr5" draw:text-style-name="P2" draw:layer="layout" svg:width="14.332cm" svg:height="17.979cm" draw:transform="rotate (1.5707963267949) translate (1.358cm 18.34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43" draw:style-name="gr5" draw:text-style-name="P2" draw:layer="layout" svg:width="8.987cm" svg:height="14.332cm" svg:x="1.356cm" svg:y="4.008cm">
            <text:p/>
            <draw:enhanced-geometry svg:viewBox="0 0 903128 1440176" draw:extrusion-allowed="true" draw:glue-points="451564 0 903128 720088" draw:glue-point-type="451564 0 903128 720088" draw:mirror-horizontal="true" draw:mirror-vertical="true" draw:type="non-primitive" draw:enhanced-path="M 451564 0 S C 700956 0 903128 322394 903128 720088 L 451564 720088 L 451564 0 Z N M 451564 0 F C 700956 0 903128 322394 903128 720088 N"/>
          </draw:custom-shape>
        </draw:g>
        <draw:custom-shape draw:name="TextBox 44" draw:style-name="gr1" draw:text-style-name="P2" draw:layer="layout" svg:width="8.943cm" svg:height="1.363cm" svg:x="12.612cm" svg:y="14.019cm">
          <text:list text:style-name="L1">
            <text:list-header>
              <text:p text:style-name="P1"><text:span text:style-name="T1">pair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" draw:text-style-name="P2" draw:layer="layout" svg:width="8.727cm" svg:height="1.363cm" svg:x="14.539cm" svg:y="6.249cm">
          <text:list text:style-name="L1">
            <text:list-header>
              <text:p text:style-name="P1"><text:span text:style-name="T3">stand-up mee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6" draw:style-name="gr3" draw:text-style-name="P2" draw:layer="layout" svg:width="9.367cm" svg:height="1.394cm" svg:x="12.219cm" svg:y="26.542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1" draw:text-style-name="P2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" draw:style-name="dp1" draw:master-page-name="Default" presentation:use-date-time-name="dtd1">
        <draw:g draw:name="Group 11">
          <draw:custom-shape draw:name="Arc 8" draw:style-name="gr5" draw:text-style-name="P2" draw:layer="layout" svg:width="5.019cm" svg:height="4cm" svg:x="7.84cm" svg:y="14.34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13" draw:style-name="gr5" draw:text-style-name="P2" draw:layer="layout" svg:width="2.509cm" svg:height="4cm" svg:x="10.35cm" svg:y="14.34cm">
            <text:p/>
            <draw:enhanced-geometry svg:viewBox="0 0 903349 1440176" draw:extrusion-allowed="true" draw:glue-points="451674 0 903349 720088" draw:glue-point-type="451674 0 903349 720088" draw:mirror-vertical="true" draw:type="non-primitive" draw:enhanced-path="M 451674 0 S C 701127 0 903349 322394 903349 720088 L 451675 720088 C 451675 480059 451674 240029 451674 0 Z N M 451674 0 F C 701127 0 903349 322394 903349 720088 N"/>
          </draw:custom-shape>
          <draw:custom-shape draw:name="Arc 14" draw:style-name="gr5" draw:text-style-name="P2" draw:layer="layout" svg:width="4cm" svg:height="5.019cm" draw:transform="rotate (1.5707963267949) translate (7.84cm 18.34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15" draw:style-name="gr5" draw:text-style-name="P2" draw:layer="layout" svg:width="2.509cm" svg:height="4cm" svg:x="7.838cm" svg:y="14.34cm">
            <text:p/>
            <draw:enhanced-geometry svg:viewBox="0 0 903350 1440176" draw:extrusion-allowed="true" draw:glue-points="451675 0 903350 720088" draw:glue-point-type="451675 0 903350 720088" draw:mirror-horizontal="true" draw:mirror-vertical="true" draw:type="non-primitive" draw:enhanced-path="M 451675 0 S C 701128 0 903350 322394 903350 720088 L 451675 720088 L 451675 0 Z N M 451675 0 F C 701128 0 903350 322394 903350 720088 N"/>
          </draw:custom-shape>
        </draw:g>
        <draw:g draw:name="Group 28">
          <draw:custom-shape draw:name="Arc 29" draw:style-name="gr5" draw:text-style-name="P2" draw:layer="layout" svg:width="10.297cm" svg:height="8.206cm" svg:x="5.199cm" svg:y="10.134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30" draw:style-name="gr5" draw:text-style-name="P2" draw:layer="layout" svg:width="5.151cm" svg:height="8.206cm" svg:x="10.345cm" svg:y="10.134cm">
            <text:p/>
            <draw:enhanced-geometry svg:viewBox="0 0 903736 1440176" draw:extrusion-allowed="true" draw:glue-points="451868 0 903736 720088" draw:glue-point-type="451868 0 903736 720088" draw:mirror-vertical="true" draw:type="non-primitive" draw:enhanced-path="M 451868 0 S C 701428 0 903736 322394 903736 720088 L 451868 720088 L 451868 0 Z N M 451868 0 F C 701428 0 903736 322394 903736 720088 N"/>
          </draw:custom-shape>
          <draw:custom-shape draw:name="Arc 31" draw:style-name="gr5" draw:text-style-name="P2" draw:layer="layout" svg:width="8.206cm" svg:height="10.297cm" draw:transform="rotate (1.5707963267949) translate (5.199cm 18.34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32" draw:style-name="gr5" draw:text-style-name="P2" draw:layer="layout" svg:width="5.146cm" svg:height="8.206cm" svg:x="5.199cm" svg:y="10.134cm">
            <text:p/>
            <draw:enhanced-geometry svg:viewBox="0 0 902963 1440176" draw:extrusion-allowed="true" draw:glue-points="451481 0 902963 720088" draw:glue-point-type="451481 0 902963 720088" draw:mirror-horizontal="true" draw:mirror-vertical="true" draw:type="non-primitive" draw:enhanced-path="M 451481 0 S C 700828 0 902963 322394 902963 720088 L 451482 720088 C 451482 480059 451481 240029 451481 0 Z N M 451481 0 F C 700828 0 902963 322394 902963 720088 N"/>
          </draw:custom-shape>
        </draw:g>
        <draw:custom-shape draw:name="TextBox 12" draw:style-name="gr1" draw:text-style-name="P2" draw:layer="layout" svg:width="8.939cm" svg:height="1.363cm" svg:x="15.747cm" svg:y="3.272cm">
          <text:list text:style-name="L1">
            <text:list-header>
              <text:p text:style-name="P1"><text:span text:style-name="T3">iteration + releas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9">
          <draw:custom-shape draw:name="Arc 40" draw:style-name="gr5" draw:text-style-name="P2" draw:layer="layout" svg:width="17.979cm" svg:height="14.332cm" svg:x="1.358cm" svg:y="4.008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41" draw:style-name="gr5" draw:text-style-name="P2" draw:layer="layout" svg:width="8.992cm" svg:height="14.332cm" svg:x="10.345cm" svg:y="4.008cm">
            <text:p/>
            <draw:enhanced-geometry svg:viewBox="0 0 903571 1440176" draw:extrusion-allowed="true" draw:glue-points="451785 0 903571 720088" draw:glue-point-type="451785 0 903571 720088" draw:mirror-vertical="true" draw:type="non-primitive" draw:enhanced-path="M 451785 0 S C 701300 0 903571 322394 903571 720088 L 451786 720088 C 451786 480059 451785 240029 451785 0 Z N M 451785 0 F C 701300 0 903571 322394 903571 720088 N"/>
          </draw:custom-shape>
          <draw:custom-shape draw:name="Arc 42" draw:style-name="gr5" draw:text-style-name="P2" draw:layer="layout" svg:width="14.332cm" svg:height="17.979cm" draw:transform="rotate (1.5707963267949) translate (1.358cm 18.34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43" draw:style-name="gr5" draw:text-style-name="P2" draw:layer="layout" svg:width="8.987cm" svg:height="14.332cm" svg:x="1.356cm" svg:y="4.008cm">
            <text:p/>
            <draw:enhanced-geometry svg:viewBox="0 0 903128 1440176" draw:extrusion-allowed="true" draw:glue-points="451564 0 903128 720088" draw:glue-point-type="451564 0 903128 720088" draw:mirror-horizontal="true" draw:mirror-vertical="true" draw:type="non-primitive" draw:enhanced-path="M 451564 0 S C 700956 0 903128 322394 903128 720088 L 451564 720088 L 451564 0 Z N M 451564 0 F C 700956 0 903128 322394 903128 720088 N"/>
          </draw:custom-shape>
        </draw:g>
        <draw:custom-shape draw:name="TextBox 44" draw:style-name="gr1" draw:text-style-name="P2" draw:layer="layout" svg:width="8.943cm" svg:height="1.363cm" svg:x="12.612cm" svg:y="14.019cm">
          <text:list text:style-name="L1">
            <text:list-header>
              <text:p text:style-name="P1"><text:span text:style-name="T3">pair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" draw:text-style-name="P2" draw:layer="layout" svg:width="11.919cm" svg:height="1.363cm" svg:x="13.135cm" svg:y="11.69cm">
          <text:list text:style-name="L1">
            <text:list-header>
              <text:p text:style-name="P1"><text:span text:style-name="T1">test-driven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" draw:text-style-name="P2" draw:layer="layout" svg:width="8.727cm" svg:height="1.363cm" svg:x="14.539cm" svg:y="6.249cm">
          <text:list text:style-name="L1">
            <text:list-header>
              <text:p text:style-name="P1"><text:span text:style-name="T3">stand-up meeting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3">
          <draw:custom-shape draw:name="Arc 24" draw:style-name="gr2" draw:text-style-name="P2" draw:layer="layout" svg:width="7.62cm" svg:height="6.072cm" svg:x="6.54cm" svg:y="12.268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25" draw:style-name="gr2" draw:text-style-name="P2" draw:layer="layout" svg:width="3.81cm" svg:height="6.072cm" svg:x="10.35cm" svg:y="12.268cm">
            <text:p/>
            <draw:enhanced-geometry svg:viewBox="0 0 903350 1440176" draw:extrusion-allowed="true" draw:glue-points="451675 0 903350 720088" draw:glue-point-type="451675 0 903350 720088" draw:mirror-vertical="true" draw:type="non-primitive" draw:enhanced-path="M 451675 0 S C 701128 0 903350 322394 903350 720088 L 451675 720088 L 451675 0 Z N M 451675 0 F C 701128 0 903350 322394 903350 720088 N"/>
          </draw:custom-shape>
          <draw:custom-shape draw:name="Arc 26" draw:style-name="gr2" draw:text-style-name="P2" draw:layer="layout" svg:width="6.072cm" svg:height="7.62cm" draw:transform="rotate (1.5707963267949) translate (6.54cm 18.34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27" draw:style-name="gr2" draw:text-style-name="P2" draw:layer="layout" svg:width="3.81cm" svg:height="6.072cm" svg:x="6.54cm" svg:y="12.268cm">
            <text:p/>
            <draw:enhanced-geometry svg:viewBox="0 0 903350 1440176" draw:extrusion-allowed="true" draw:glue-points="451675 0 903350 720088" draw:glue-point-type="451675 0 903350 720088" draw:mirror-horizontal="true" draw:mirror-vertical="true" draw:type="non-primitive" draw:enhanced-path="M 451675 0 S C 701128 0 903350 322394 903350 720088 L 451675 720088 L 451675 0 Z N M 451675 0 F C 701128 0 903350 322394 903350 720088 N"/>
          </draw:custom-shape>
        </draw:g>
        <presentation:notes draw:style-name="dp2" presentation:use-date-time-name="dtd1">
          <draw:custom-shape draw:name="Rectangle 6" draw:style-name="gr3" draw:text-style-name="P2" draw:layer="layout" svg:width="9.367cm" svg:height="1.394cm" svg:x="12.219cm" svg:y="26.542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1" draw:text-style-name="P2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5" draw:style-name="dp1" draw:master-page-name="Default" presentation:use-date-time-name="dtd1">
        <draw:g draw:name="Group 11">
          <draw:custom-shape draw:name="Arc 8" draw:style-name="gr5" draw:text-style-name="P2" draw:layer="layout" svg:width="5.019cm" svg:height="4cm" svg:x="7.84cm" svg:y="14.34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13" draw:style-name="gr5" draw:text-style-name="P2" draw:layer="layout" svg:width="2.509cm" svg:height="4cm" svg:x="10.35cm" svg:y="14.34cm">
            <text:p/>
            <draw:enhanced-geometry svg:viewBox="0 0 903349 1440176" draw:extrusion-allowed="true" draw:glue-points="451674 0 903349 720088" draw:glue-point-type="451674 0 903349 720088" draw:mirror-vertical="true" draw:type="non-primitive" draw:enhanced-path="M 451674 0 S C 701127 0 903349 322394 903349 720088 L 451675 720088 C 451675 480059 451674 240029 451674 0 Z N M 451674 0 F C 701127 0 903349 322394 903349 720088 N"/>
          </draw:custom-shape>
          <draw:custom-shape draw:name="Arc 14" draw:style-name="gr5" draw:text-style-name="P2" draw:layer="layout" svg:width="4cm" svg:height="5.019cm" draw:transform="rotate (1.5707963267949) translate (7.84cm 18.34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15" draw:style-name="gr5" draw:text-style-name="P2" draw:layer="layout" svg:width="2.509cm" svg:height="4cm" svg:x="7.838cm" svg:y="14.34cm">
            <text:p/>
            <draw:enhanced-geometry svg:viewBox="0 0 903350 1440176" draw:extrusion-allowed="true" draw:glue-points="451675 0 903350 720088" draw:glue-point-type="451675 0 903350 720088" draw:mirror-horizontal="true" draw:mirror-vertical="true" draw:type="non-primitive" draw:enhanced-path="M 451675 0 S C 701128 0 903350 322394 903350 720088 L 451675 720088 L 451675 0 Z N M 451675 0 F C 701128 0 903350 322394 903350 720088 N"/>
          </draw:custom-shape>
        </draw:g>
        <draw:g draw:name="Group 23">
          <draw:custom-shape draw:name="Arc 24" draw:style-name="gr5" draw:text-style-name="P2" draw:layer="layout" svg:width="7.62cm" svg:height="6.072cm" svg:x="6.54cm" svg:y="12.268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25" draw:style-name="gr5" draw:text-style-name="P2" draw:layer="layout" svg:width="3.81cm" svg:height="6.072cm" svg:x="10.35cm" svg:y="12.268cm">
            <text:p/>
            <draw:enhanced-geometry svg:viewBox="0 0 903350 1440176" draw:extrusion-allowed="true" draw:glue-points="451675 0 903350 720088" draw:glue-point-type="451675 0 903350 720088" draw:mirror-vertical="true" draw:type="non-primitive" draw:enhanced-path="M 451675 0 S C 701128 0 903350 322394 903350 720088 L 451675 720088 L 451675 0 Z N M 451675 0 F C 701128 0 903350 322394 903350 720088 N"/>
          </draw:custom-shape>
          <draw:custom-shape draw:name="Arc 26" draw:style-name="gr5" draw:text-style-name="P2" draw:layer="layout" svg:width="6.072cm" svg:height="7.62cm" draw:transform="rotate (1.5707963267949) translate (6.54cm 18.34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27" draw:style-name="gr5" draw:text-style-name="P2" draw:layer="layout" svg:width="3.81cm" svg:height="6.072cm" svg:x="6.54cm" svg:y="12.268cm">
            <text:p/>
            <draw:enhanced-geometry svg:viewBox="0 0 903350 1440176" draw:extrusion-allowed="true" draw:glue-points="451675 0 903350 720088" draw:glue-point-type="451675 0 903350 720088" draw:mirror-horizontal="true" draw:mirror-vertical="true" draw:type="non-primitive" draw:enhanced-path="M 451675 0 S C 701128 0 903350 322394 903350 720088 L 451675 720088 L 451675 0 Z N M 451675 0 F C 701128 0 903350 322394 903350 720088 N"/>
          </draw:custom-shape>
        </draw:g>
        <draw:g draw:name="Group 33">
          <draw:custom-shape draw:name="Arc 34" draw:style-name="gr5" draw:text-style-name="P2" draw:layer="layout" svg:width="14.442cm" svg:height="11.509cm" svg:x="3.126cm" svg:y="6.831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35" draw:style-name="gr5" draw:text-style-name="P2" draw:layer="layout" svg:width="7.223cm" svg:height="11.509cm" svg:x="10.345cm" svg:y="6.829cm">
            <text:p/>
            <draw:enhanced-geometry svg:viewBox="0 0 903625 1440176" draw:extrusion-allowed="true" draw:glue-points="451812 0 903625 720088" draw:glue-point-type="451812 0 903625 720088" draw:mirror-vertical="true" draw:type="non-primitive" draw:enhanced-path="M 451812 0 S C 701341 0 903625 322394 903625 720088 L 451813 720088 C 451813 480059 451812 240029 451812 0 Z N M 451812 0 F C 701341 0 903625 322394 903625 720088 N"/>
          </draw:custom-shape>
          <draw:custom-shape draw:name="Arc 36" draw:style-name="gr5" draw:text-style-name="P2" draw:layer="layout" svg:width="11.509cm" svg:height="14.442cm" draw:transform="rotate (1.5707963267949) translate (3.126cm 18.339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37" draw:style-name="gr5" draw:text-style-name="P2" draw:layer="layout" svg:width="7.219cm" svg:height="11.509cm" svg:x="3.124cm" svg:y="6.829cm">
            <text:p/>
            <draw:enhanced-geometry svg:viewBox="0 0 903074 1440176" draw:extrusion-allowed="true" draw:glue-points="451537 0 903074 720088" draw:glue-point-type="451537 0 903074 720088" draw:mirror-horizontal="true" draw:mirror-vertical="true" draw:type="non-primitive" draw:enhanced-path="M 451537 0 S C 700914 0 903074 322394 903074 720088 L 451537 720088 L 451537 0 Z N M 451537 0 F C 700914 0 903074 322394 903074 720088 N"/>
          </draw:custom-shape>
        </draw:g>
        <draw:custom-shape draw:name="TextBox 12" draw:style-name="gr1" draw:text-style-name="P2" draw:layer="layout" svg:width="8.939cm" svg:height="1.363cm" svg:x="15.747cm" svg:y="3.272cm">
          <text:list text:style-name="L1">
            <text:list-header>
              <text:p text:style-name="P1"><text:span text:style-name="T3">iteration + releas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9">
          <draw:custom-shape draw:name="Arc 40" draw:style-name="gr5" draw:text-style-name="P2" draw:layer="layout" svg:width="17.979cm" svg:height="14.332cm" svg:x="1.358cm" svg:y="4.008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41" draw:style-name="gr5" draw:text-style-name="P2" draw:layer="layout" svg:width="8.992cm" svg:height="14.332cm" svg:x="10.345cm" svg:y="4.008cm">
            <text:p/>
            <draw:enhanced-geometry svg:viewBox="0 0 903571 1440176" draw:extrusion-allowed="true" draw:glue-points="451785 0 903571 720088" draw:glue-point-type="451785 0 903571 720088" draw:mirror-vertical="true" draw:type="non-primitive" draw:enhanced-path="M 451785 0 S C 701300 0 903571 322394 903571 720088 L 451786 720088 C 451786 480059 451785 240029 451785 0 Z N M 451785 0 F C 701300 0 903571 322394 903571 720088 N"/>
          </draw:custom-shape>
          <draw:custom-shape draw:name="Arc 42" draw:style-name="gr5" draw:text-style-name="P2" draw:layer="layout" svg:width="14.332cm" svg:height="17.979cm" draw:transform="rotate (1.5707963267949) translate (1.358cm 18.34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43" draw:style-name="gr5" draw:text-style-name="P2" draw:layer="layout" svg:width="8.987cm" svg:height="14.332cm" svg:x="1.356cm" svg:y="4.008cm">
            <text:p/>
            <draw:enhanced-geometry svg:viewBox="0 0 903128 1440176" draw:extrusion-allowed="true" draw:glue-points="451564 0 903128 720088" draw:glue-point-type="451564 0 903128 720088" draw:mirror-horizontal="true" draw:mirror-vertical="true" draw:type="non-primitive" draw:enhanced-path="M 451564 0 S C 700956 0 903128 322394 903128 720088 L 451564 720088 L 451564 0 Z N M 451564 0 F C 700956 0 903128 322394 903128 720088 N"/>
          </draw:custom-shape>
        </draw:g>
        <draw:custom-shape draw:name="TextBox 44" draw:style-name="gr1" draw:text-style-name="P2" draw:layer="layout" svg:width="8.943cm" svg:height="1.363cm" svg:x="12.612cm" svg:y="14.019cm">
          <text:list text:style-name="L1">
            <text:list-header>
              <text:p text:style-name="P1"><text:span text:style-name="T3">pair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" draw:text-style-name="P2" draw:layer="layout" svg:width="11.919cm" svg:height="1.363cm" svg:x="13.135cm" svg:y="11.69cm">
          <text:list text:style-name="L1">
            <text:list-header>
              <text:p text:style-name="P1"><text:span text:style-name="T3">test-driven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" draw:text-style-name="P2" draw:layer="layout" svg:width="8.727cm" svg:height="1.363cm" svg:x="14.539cm" svg:y="6.249cm">
          <text:list text:style-name="L1">
            <text:list-header>
              <text:p text:style-name="P1"><text:span text:style-name="T3">stand-up mee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1" draw:text-style-name="P2" draw:layer="layout" svg:width="11.191cm" svg:height="1.363cm" svg:x="13.821cm" svg:y="9.45cm">
          <text:list text:style-name="L1">
            <text:list-header>
              <text:p text:style-name="P1"><text:span text:style-name="T1">continuous integ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8">
          <draw:custom-shape draw:name="Arc 29" draw:style-name="gr2" draw:text-style-name="P2" draw:layer="layout" svg:width="10.297cm" svg:height="8.206cm" svg:x="5.199cm" svg:y="10.134cm">
            <text:p/>
            <draw:enhanced-geometry svg:viewBox="0 0 1806699 1440176" draw:extrusion-allowed="true" draw:glue-points="903349 0 1806699 720088" draw:glue-point-type="903349 0 1806699 720088" draw:type="non-primitive" draw:enhanced-path="M 903349 0 S C 1402255 0 1806699 322394 1806699 720088 L 903350 720088 C 903350 480059 903349 240029 903349 0 Z N M 903349 0 F C 1402255 0 1806699 322394 1806699 720088 N"/>
          </draw:custom-shape>
          <draw:custom-shape draw:name="Arc 30" draw:style-name="gr2" draw:text-style-name="P2" draw:layer="layout" svg:width="5.151cm" svg:height="8.206cm" svg:x="10.345cm" svg:y="10.134cm">
            <text:p/>
            <draw:enhanced-geometry svg:viewBox="0 0 903736 1440176" draw:extrusion-allowed="true" draw:glue-points="451868 0 903736 720088" draw:glue-point-type="451868 0 903736 720088" draw:mirror-vertical="true" draw:type="non-primitive" draw:enhanced-path="M 451868 0 S C 701428 0 903736 322394 903736 720088 L 451868 720088 L 451868 0 Z N M 451868 0 F C 701428 0 903736 322394 903736 720088 N"/>
          </draw:custom-shape>
          <draw:custom-shape draw:name="Arc 31" draw:style-name="gr2" draw:text-style-name="P2" draw:layer="layout" svg:width="8.206cm" svg:height="10.297cm" draw:transform="rotate (1.5707963267949) translate (5.199cm 18.34cm)">
            <text:p/>
            <draw:enhanced-geometry svg:viewBox="0 0 1440176 1806699" draw:extrusion-allowed="true" draw:glue-points="720088 0 1440176 903350" draw:glue-point-type="720088 0 1440176 903350" draw:type="non-primitive" draw:enhanced-path="M 720088 0 S C 1117782 0 1440176 404444 1440176 903350 L 720088 903350 L 720088 0 Z N M 720088 0 F C 1117782 0 1440176 404444 1440176 903350 N"/>
          </draw:custom-shape>
          <draw:custom-shape draw:name="Arc 32" draw:style-name="gr2" draw:text-style-name="P2" draw:layer="layout" svg:width="5.146cm" svg:height="8.206cm" svg:x="5.199cm" svg:y="10.134cm">
            <text:p/>
            <draw:enhanced-geometry svg:viewBox="0 0 902963 1440176" draw:extrusion-allowed="true" draw:glue-points="451481 0 902963 720088" draw:glue-point-type="451481 0 902963 720088" draw:mirror-horizontal="true" draw:mirror-vertical="true" draw:type="non-primitive" draw:enhanced-path="M 451481 0 S C 700828 0 902963 322394 902963 720088 L 451482 720088 C 451482 480059 451481 240029 451481 0 Z N M 451481 0 F C 700828 0 902963 322394 902963 720088 N"/>
          </draw:custom-shape>
        </draw:g>
        <presentation:notes draw:style-name="dp2" presentation:use-date-time-name="dtd1">
          <draw:custom-shape draw:name="Rectangle 6" draw:style-name="gr3" draw:text-style-name="P2" draw:layer="layout" svg:width="9.367cm" svg:height="1.394cm" svg:x="12.219cm" svg:y="26.542cm">
            <text:list text:style-name="L1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1" draw:text-style-name="P2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477 477" svg:d="m239 0 238 477h-477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4" draw:text-style-name="MP4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4" draw:text-style-name="MP5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5" draw:text-style-name="MP4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5" draw:text-style-name="MP5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1-02-14T12:21:14</dc:date>
    <meta:editing-cycles>182</meta:editing-cycles>
    <meta:editing-duration>P1DT4H5M4S</meta:editing-duration>
    <meta:document-statistic meta:object-count="122"/>
    <meta:generator>LibreOffice/3.5$Windows_x86 LibreOffice_project/e0fbe70-5879838-a0745b0-0cd1158-638b327</meta:generator>
  </office:meta>
</office:document-meta>
</file>